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Results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mean_gray_matter1</text:p>
          </table:table-cell>
          <table:table-cell office:value-type="string" calcext:value-type="string">
            <text:p>mean_white_matter1</text:p>
          </table:table-cell>
          <table:table-cell office:value-type="string" calcext:value-type="string">
            <text:p>mean_CSF</text:p>
          </table:table-cell>
          <table:table-cell office:value-type="string" calcext:value-type="string">
            <text:p>mean_white_matter2</text:p>
          </table:table-cell>
          <table:table-cell office:value-type="string" calcext:value-type="string">
            <text:p>mean_gray_matter2</text:p>
          </table:table-cell>
          <table:table-cell office:value-type="string" calcext:value-type="string">
            <text:p>mean_CSF</text:p>
          </table:table-cell>
        </table:table-row>
        <table:table-row table:style-name="ro1">
          <table:table-cell office:value-type="string" calcext:value-type="string">
            <text:p>1098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]+[.C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4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]+[.C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7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]+[.C4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1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]+[.C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9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]+[.C6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56253</text:p>
          </table:table-cell>
          <table:table-cell office:value-type="float" office:value="0.0203571447304317" calcext:value-type="float">
            <text:p>0,0203571447304317</text:p>
          </table:table-cell>
          <table:table-cell office:value-type="float" office:value="0.979642855269568" calcext:value-type="float">
            <text:p>0,979642855269568</text:p>
          </table:table-cell>
          <table:table-cell table:formula="of:=1-([.B7]+[.C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0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]+[.C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2015</text:p>
          </table:table-cell>
          <table:table-cell office:value-type="float" office:value="0.0163157895991677" calcext:value-type="float">
            <text:p>0,0163157895991677</text:p>
          </table:table-cell>
          <table:table-cell office:value-type="float" office:value="0.983684210400832" calcext:value-type="float">
            <text:p>0,983684210400832</text:p>
          </table:table-cell>
          <table:table-cell table:formula="of:=1-([.B9]+[.C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66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0]+[.C1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4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]+[.C1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4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]+[.C1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55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3]+[.C1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4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4]+[.C14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67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5]+[.C1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7226</text:p>
          </table:table-cell>
          <table:table-cell office:value-type="float" office:value="0.255555571781264" calcext:value-type="float">
            <text:p>0,255555571781264</text:p>
          </table:table-cell>
          <table:table-cell office:value-type="float" office:value="0.74444442987442" calcext:value-type="float">
            <text:p>0,744444429874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09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7]+[.C1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9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]+[.C1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22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]+[.C1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3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0]+[.C2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76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1]+[.C2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37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]+[.C2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331</text:p>
          </table:table-cell>
          <table:table-cell office:value-type="float" office:value="0.192444436417686" calcext:value-type="float">
            <text:p>0,192444436417686</text:p>
          </table:table-cell>
          <table:table-cell office:value-type="float" office:value="0.807555564244588" calcext:value-type="float">
            <text:p>0,8075555642445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25553</text:p>
          </table:table-cell>
          <table:table-cell office:value-type="float" office:value="0.0698989879603338" calcext:value-type="float">
            <text:p>0,0698989879603338</text:p>
          </table:table-cell>
          <table:table-cell office:value-type="float" office:value="0.9301010123407" calcext:value-type="float">
            <text:p>0,93010101234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25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5]+[.C2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18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6]+[.C26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61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7]+[.C2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2136</text:p>
          </table:table-cell>
          <table:table-cell office:value-type="float" office:value="0.00911764712894664" calcext:value-type="float">
            <text:p>0,00911764712894664</text:p>
          </table:table-cell>
          <table:table-cell office:value-type="float" office:value="0.990882352871053" calcext:value-type="float">
            <text:p>0,990882352871053</text:p>
          </table:table-cell>
          <table:table-cell table:formula="of:=1-([.B28]+[.C2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29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9]+[.C2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7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0]+[.C3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95756</text:p>
          </table:table-cell>
          <table:table-cell office:value-type="float" office:value="0.018421050749327" calcext:value-type="float">
            <text:p>0,018421050749327</text:p>
          </table:table-cell>
          <table:table-cell office:value-type="float" office:value="0.981578949250673" calcext:value-type="float">
            <text:p>0,981578949250673</text:p>
          </table:table-cell>
          <table:table-cell table:formula="of:=1-([.B31]+[.C3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36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2]+[.C3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1728</text:p>
          </table:table-cell>
          <table:table-cell office:value-type="float" office:value="0.18859376385808" calcext:value-type="float">
            <text:p>0,18859376385808</text:p>
          </table:table-cell>
          <table:table-cell office:value-type="float" office:value="0.81140623614192" calcext:value-type="float">
            <text:p>0,81140623614192</text:p>
          </table:table-cell>
          <table:table-cell table:formula="of:=1-([.B33]+[.C3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8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4]+[.C34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2739</text:p>
          </table:table-cell>
          <table:table-cell office:value-type="float" office:value="0.0622222125530243" calcext:value-type="float">
            <text:p>0,0622222125530243</text:p>
          </table:table-cell>
          <table:table-cell office:value-type="float" office:value="0.937777787446976" calcext:value-type="float">
            <text:p>0,937777787446976</text:p>
          </table:table-cell>
          <table:table-cell table:formula="of:=1-([.B35]+[.C3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69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6]+[.C36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81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7]+[.C3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80751</text:p>
          </table:table-cell>
          <table:table-cell office:value-type="float" office:value="0.0237974682940712" calcext:value-type="float">
            <text:p>0,0237974682940712</text:p>
          </table:table-cell>
          <table:table-cell office:value-type="float" office:value="0.976202531705929" calcext:value-type="float">
            <text:p>0,976202531705929</text:p>
          </table:table-cell>
          <table:table-cell table:formula="of:=1-([.B38]+[.C3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16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9]+[.C3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53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0]+[.C4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0112</text:p>
          </table:table-cell>
          <table:table-cell office:value-type="float" office:value="0.00620000004768372" calcext:value-type="float">
            <text:p>0,00620000004768372</text:p>
          </table:table-cell>
          <table:table-cell office:value-type="float" office:value="0.993799999952316" calcext:value-type="float">
            <text:p>0,993799999952316</text:p>
          </table:table-cell>
          <table:table-cell table:formula="of:=1-([.B41]+[.C4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9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2]+[.C4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5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3]+[.C4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35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4]+[.C4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33</text:p>
          </table:table-cell>
          <table:table-cell office:value-type="float" office:value="0.0069387749749787" calcext:value-type="float">
            <text:p>0,0069387749749787</text:p>
          </table:table-cell>
          <table:table-cell office:value-type="float" office:value="0.993061225025021" calcext:value-type="float">
            <text:p>0,993061225025021</text:p>
          </table:table-cell>
          <table:table-cell table:formula="of:=1-([.B45]+[.C4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2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6]+[.C46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4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7]+[.C4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52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8]+[.C4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49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9]+[.C4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2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0]+[.C5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8637</text:p>
          </table:table-cell>
          <table:table-cell office:value-type="float" office:value="0.00499999988824129" calcext:value-type="float">
            <text:p>0,00499999988824129</text:p>
          </table:table-cell>
          <table:table-cell office:value-type="float" office:value="0.995000000111759" calcext:value-type="float">
            <text:p>0,995000000111759</text:p>
          </table:table-cell>
          <table:table-cell table:formula="of:=1-([.B51]+[.C5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0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2]+[.C5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8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3]+[.C5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0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4]+[.C54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4125</text:p>
          </table:table-cell>
          <table:table-cell office:value-type="float" office:value="0.0143999981880188" calcext:value-type="float">
            <text:p>0,0143999981880188</text:p>
          </table:table-cell>
          <table:table-cell office:value-type="float" office:value="0.985600001811981" calcext:value-type="float">
            <text:p>0,985600001811981</text:p>
          </table:table-cell>
          <table:table-cell table:formula="of:=1-([.B55]+[.C5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45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([.B56]+[.C56])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8451</text:p>
          </table:table-cell>
          <table:table-cell office:value-type="float" office:value="0.037692306133417" calcext:value-type="float">
            <text:p>0,037692306133417</text:p>
          </table:table-cell>
          <table:table-cell office:value-type="float" office:value="0.962307693866583" calcext:value-type="float">
            <text:p>0,962307693866583</text:p>
          </table:table-cell>
          <table:table-cell table:formula="of:=1-([.B57]+[.C5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2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8]+[.C5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8950</text:p>
          </table:table-cell>
          <table:table-cell office:value-type="float" office:value="0.00622222291098701" calcext:value-type="float">
            <text:p>0,00622222291098701</text:p>
          </table:table-cell>
          <table:table-cell office:value-type="float" office:value="0.993777777089013" calcext:value-type="float">
            <text:p>0,993777777089013</text:p>
          </table:table-cell>
          <table:table-cell table:formula="of:=1-([.B59]+[.C5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55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0]+[.C6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1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1]+[.C6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01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2]+[.C6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5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3]+[.C6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5222</text:p>
          </table:table-cell>
          <table:table-cell office:value-type="float" office:value="0.0603333339095116" calcext:value-type="float">
            <text:p>0,0603333339095116</text:p>
          </table:table-cell>
          <table:table-cell office:value-type="float" office:value="0.939666666587194" calcext:value-type="float">
            <text:p>0,9396666665871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0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5]+[.C6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7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6]+[.C66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5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7]+[.C6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1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8]+[.C6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4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9]+[.C6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0720</text:p>
          </table:table-cell>
          <table:table-cell office:value-type="float" office:value="0.0043103458552525" calcext:value-type="float">
            <text:p>0,0043103458552525</text:p>
          </table:table-cell>
          <table:table-cell office:value-type="float" office:value="0.995689654144748" calcext:value-type="float">
            <text:p>0,995689654144748</text:p>
          </table:table-cell>
          <table:table-cell table:formula="of:=1-([.B70]+[.C7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4218</text:p>
          </table:table-cell>
          <table:table-cell office:value-type="float" office:value="0.0038842983728598" calcext:value-type="float">
            <text:p>0,0038842983728598</text:p>
          </table:table-cell>
          <table:table-cell office:value-type="float" office:value="0.99611570175029" calcext:value-type="float">
            <text:p>0,996115701750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5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2]+[.C7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4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3]+[.C7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29953</text:p>
          </table:table-cell>
          <table:table-cell office:value-type="float" office:value="0.157500012467305" calcext:value-type="float">
            <text:p>0,157500012467305</text:p>
          </table:table-cell>
          <table:table-cell office:value-type="float" office:value="0.842499986290932" calcext:value-type="float">
            <text:p>0,842499986290932</text:p>
          </table:table-cell>
          <table:table-cell table:formula="of:=1-([.B74]+[.C74])" office:value-type="float" office:value="0.00000000124176346982807" calcext:value-type="float">
            <text:p>1,24176346982807E-09</text:p>
          </table:table-cell>
          <table:table-cell office:value-type="float" office:value="0.915333318710327" calcext:value-type="float">
            <text:p>0,915333318710327</text:p>
          </table:table-cell>
          <table:table-cell office:value-type="float" office:value="0.0846666802962621" calcext:value-type="float">
            <text:p>0,0846666802962621</text:p>
          </table:table-cell>
          <table:table-cell table:formula="of:=1-([.E74]+[.F74])" office:value-type="float" office:value="0.000000000993410687044616" calcext:value-type="float">
            <text:p>9,93410687044616E-10</text:p>
          </table:table-cell>
        </table:table-row>
        <table:table-row table:style-name="ro1">
          <table:table-cell office:value-type="string" calcext:value-type="string">
            <text:p>756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5]+[.C7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4030</text:p>
          </table:table-cell>
          <table:table-cell office:value-type="float" office:value="0.0060416671137015" calcext:value-type="float">
            <text:p>0,0060416671137015</text:p>
          </table:table-cell>
          <table:table-cell office:value-type="float" office:value="0.993958332886299" calcext:value-type="float">
            <text:p>0,993958332886299</text:p>
          </table:table-cell>
          <table:table-cell table:formula="of:=1-([.B76]+[.C76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3034</text:p>
          </table:table-cell>
          <table:table-cell office:value-type="float" office:value="0.0173684244877414" calcext:value-type="float">
            <text:p>0,0173684244877414</text:p>
          </table:table-cell>
          <table:table-cell office:value-type="float" office:value="0.982631575120123" calcext:value-type="float">
            <text:p>0,982631575120123</text:p>
          </table:table-cell>
          <table:table-cell table:formula="of:=1-([.B77]+[.C77])" office:value-type="float" office:value="0.000000000392135879323519" calcext:value-type="float">
            <text:p>3,92135879323519E-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0417</text:p>
          </table:table-cell>
          <table:table-cell office:value-type="float" office:value="0.0214285722800664" calcext:value-type="float">
            <text:p>0,0214285722800664</text:p>
          </table:table-cell>
          <table:table-cell office:value-type="float" office:value="0.978571427719934" calcext:value-type="float">
            <text:p>0,978571427719934</text:p>
          </table:table-cell>
          <table:table-cell table:formula="of:=1-([.B78]+[.C7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3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9]+[.C7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53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0]+[.C8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07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1]+[.C8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59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2]+[.C8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68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3]+[.C8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26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4]+[.C84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19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5]+[.C8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7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6]+[.C8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012</text:p>
          </table:table-cell>
          <table:table-cell office:value-type="float" office:value="0.0129032231146289" calcext:value-type="float">
            <text:p>0,0129032231146289</text:p>
          </table:table-cell>
          <table:table-cell office:value-type="float" office:value="0.987096776885371" calcext:value-type="float">
            <text:p>0,987096776885371</text:p>
          </table:table-cell>
          <table:table-cell table:formula="of:=1-([.B87]+[.C8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5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8]+[.C8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9]+[.C89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0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0]+[.C90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2733</text:p>
          </table:table-cell>
          <table:table-cell office:value-type="float" office:value="0.00717948797421578" calcext:value-type="float">
            <text:p>0,00717948797421578</text:p>
          </table:table-cell>
          <table:table-cell office:value-type="float" office:value="0.992820512025784" calcext:value-type="float">
            <text:p>0,992820512025784</text:p>
          </table:table-cell>
          <table:table-cell table:formula="of:=1-([.B91]+[.C91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1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2]+[.C92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911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3]+[.C93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4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4]+[.C94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02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5]+[.C9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9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6]+[.C96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1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7]+[.C97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5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8]+[.C98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 table:number-rows-repeated="104847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1:39:00.173420</meta:creation-date>
    <dc:date>2025-04-23T11:45:07.307648710</dc:date>
    <meta:generator>LibreOffice/24.2.7.2$Linux_X86_64 LibreOffice_project/420$Build-2</meta:generator>
    <meta:editing-cycles>2</meta:editing-cycles>
    <meta:editing-duration>PT5M20S</meta:editing-duration>
    <meta:document-statistic meta:table-count="1" meta:cell-count="686" meta:object-count="0"/>
  </office:meta>
</office:document-meta>
</file>